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2">
      <style:paragraph-properties fo:margin-left="0.9846in" fo:margin-right="0in" fo:text-indent="-0.25in" style:auto-text-indent="false"/>
    </style:style>
    <style:style style:name="P5" style:family="paragraph" style:parent-style-name="Text_20_body" style:list-style-name="L3">
      <style:paragraph-properties fo:margin-left="0.9846in" fo:margin-right="0in" fo:text-indent="-0.25in" style:auto-text-indent="false"/>
    </style:style>
    <style:style style:name="P6" style:family="paragraph" style:parent-style-name="Text_20_body" style:list-style-name="L3">
      <style:paragraph-properties fo:margin-left="1.4772in" fo:margin-right="0in" fo:text-indent="-0.25in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w NNI Actions Design</text:h>
      <text:p text:style-name="Text_20_body">(Last PAL commit was #885.)</text:p>
      <text:p text:style-name="Text_20_body"/>
      <text:p text:style-name="Text_20_body">Goal: better NNI actions: one which tries both NNIs on a single edge, one which sweeps all the edges.</text:p>
      <text:p text:style-name="Text_20_body">All changes are to the single file UnrootedMLSearcher.</text:p>
      <text:p text:style-name="Text_20_body"/>
      <text:p text:style-name="Text_20_body">Investigation - Connection.doNNI(boolean,boolean): <text:s/>if both adjacent nodes are internal, finds two adjacent Connections to swap: boolean chooses which one. Returns false if either adjacent node is a leaf.</text:p>
      <text:h text:style-name="Heading_20_2" text:outline-level="2">UnrootedMLSearcher:</text:h>
      <text:p text:style-name="Text_20_body">New methods getSweepNNIAction(StoppingCriteria.Factory), getFullSweepNNIAction(StoppingCriteriaFactory).</text:p>
      <text:h text:style-name="Heading_20_2" text:outline-level="2">UMLS.Connection:</text:h>
      <text:p text:style-name="Text_20_body">Create new method boolean Connection.isPendantEdge()</text:p>
      <text:p text:style-name="Text_20_body">Connection.doNNI(): change to take just one boolean leftLeftSwapsWithLeftRight. (This has same effect but is simpler than current version.)</text:p>
      <text:h text:style-name="Heading_20_2" text:outline-level="2">UMLS.NNIAction:</text:h>
      <text:p text:style-name="Text_20_body"/>
      <text:p text:style-name="Text_20_body">Note: Must not use 'mark' capabilities, as SweepNNI and FullSweepNNI (which call this one) may do so.</text:p>
      <text:p text:style-name="Text_20_body"/>
      <text:list xml:id="list77440733" text:style-name="L1">
        <text:list-item>
          <text:p text:style-name="P1">Replace <text:s/>leftSwapLeft_, rightSwapLeft_ with boolean leftLeftSwapsWithLeftRight_.</text:p>
        </text:list-item>
        <text:list-item>
          <text:p text:style-name="P1">new method setRandomTarget(): sets connection_,</text:p>
        </text:list-item>
        <text:list-item>
          <text:p text:style-name="P1">leftLeftSwapsWithLeftRight_ randomly. Keep picking connection_ until it has internal nodes at each end.</text:p>
        </text:list-item>
        <text:list-item>
          <text:p text:style-name="P1">new method setTarget(Connection, boolean) sets deterministically.</text:p>
        </text:list-item>
        <text:list-item>
          <text:p text:style-name="P1">new method doSetupAction(): most of what 'doAction' does now except target setting. Throw an error if given a leaf connection. </text:p>
        </text:list-item>
        <text:list-item>
          <text:p text:style-name="P1">change method doAction(): setRandomTarget(), return doSetupAction().</text:p>
        </text:list-item>
        <text:list-item>
          <text:p text:style-name="P1">change method undoAction to use changed doNNI. </text:p>
        </text:list-item>
      </text:list>
      <text:p text:style-name="Text_20_body"/>
      <text:h text:style-name="Heading_20_2" text:outline-level="2"><text:soft-page-break/>UMLS.SweepNNIAction:</text:h>
      <text:p text:style-name="Text_20_body">New class.</text:p>
      <text:list xml:id="list159138316" text:style-name="L2">
        <text:list-item>
          <text:p text:style-name="P2">Data members Connection edge_, NNIAction baseAction_, MersenneTwisterFast random_, Connection[] internalEdges_, boolean lastActionSuccessful_, Markable subject_</text:p>
        </text:list-item>
        <text:list-item>
          <text:p text:style-name="P2">Constructor: SweepNNIAction(Connection[] allConnections, Markable subject, NNIAction baseAction, MersenneTwisterFast random). </text:p>
        </text:list-item>
        <text:list-item>
          <text:p text:style-name="P2">method setRandomTarget(): set edge_ randomly from internalEdges_.</text:p>
        </text:list-item>
        <text:list-item>
          <text:p text:style-name="P2">method setTarget(int index): set edge_ = internalEdges_[index]</text:p>
        </text:list-item>
        <text:list-item>
          <text:p text:style-name="P2">method doSetupAction:</text:p>
        </text:list-item>
        <text:list-item>
          <text:p text:style-name="P4"><text:s text:c="2"/>mark subject</text:p>
        </text:list-item>
        <text:list-item>
          <text:p text:style-name="P4"><text:s text:c="2"/>call baseAction_(edge_,false). If score exceeds current score, <text:s/>remember edge lengths, remember score as current score, set flag, then undo.</text:p>
        </text:list-item>
        <text:list-item>
          <text:p text:style-name="P4"><text:s text:c="2"/>call baseAction_(edge_,true). If score exceeds current score, <text:s text:c="2"/>lastActionSuccessful_ = true, lastNNIDirection_ = true, return score. </text:p>
        </text:list-item>
        <text:list-item>
          <text:p text:style-name="P4">Otherwise undo and then check flag <text:s text:c="2"/>whether 'false' NNI worked. If so, redo NNI, set edge lengths, <text:s/>success = true, lastNNIDirection = false, return score. Otherwise success = false, score = old <text:s text:c="2"/>score.</text:p>
        </text:list-item>
        <text:list-item>
          <text:p text:style-name="P2">method doAction(): setRandomTarget(), return doSetupAction().</text:p>
        </text:list-item>
        <text:list-item>
          <text:p text:style-name="P2">method isActionDeterministic() returns false</text:p>
        </text:list-item>
        <text:list-item>
          <text:p text:style-name="P2">method undoAction(): error if lastActionSuccessful_ == false, else subject_.undoToMark()</text:p>
        </text:list-item>
      </text:list>
      <text:p text:style-name="Text_20_body"/>
      <text:h text:style-name="Heading_20_2" text:outline-level="2">FullSweepNNIAction:</text:h>
      <text:p text:style-name="Text_20_body">New class</text:p>
      <text:list xml:id="list1958302089" text:style-name="L3">
        <text:list-item>
          <text:p text:style-name="P3">Data members allConnections_, boolean lastActionSuccessful_, Markable subject_, Connection[] internalEdges_, random_</text:p>
        </text:list-item>
        <text:list-item>
          <text:p text:style-name="P3">Constructor FullSweepNNIAction(Connection[] allConnections, Markable subject, NNIAction baseAction, MersenneTwisterFast random)</text:p>
        </text:list-item>
        <text:list-item>
          <text:p text:style-name="P3">method shuffle: shuffle internalEdges_</text:p>
        </text:list-item>
        <text:list-item>
          <text:p text:style-name="P3">doAction: </text:p>
        </text:list-item>
        <text:list-item>
          <text:p text:style-name="P5">subject_.mark()</text:p>
        </text:list-item>
        <text:list-item>
          <text:p text:style-name="P5"><text:s text:c="2"/>lastActionSuccessful_ = false</text:p>
        </text:list-item>
        <text:list-item>
          <text:p text:style-name="P5"><text:s text:c="2"/>shuffle then loop through internal edges</text:p>
        </text:list-item>
        <text:list-item>
          <text:p text:style-name="P6"><text:s text:c="4"/>do baseAction(true) and baseAction(false) on each. </text:p>
        </text:list-item>
        <text:list-item>
          <text:p text:style-name="P6"><text:s text:c="4"/>On each edge, keep the best result. (remember edge lengths for first attempt.)</text:p>
        </text:list-item>
        <text:list-item>
          <text:p text:style-name="P6"><text:soft-page-break/><text:s text:c="4"/>lastActionSuccessful_ = true if we ever accept an NNI</text:p>
        </text:list-item>
        <text:list-item>
          <text:p text:style-name="P3">undoAction: subject_undoToMark().</text:p>
          <text:p text:style-name="P3"/>
        </text:list-item>
      </text:list>
      <text:h text:style-name="Heading_20_2" text:outline-level="2">Updates:</text:h>
      <text:p text:style-name="Text_20_body">It turns out other actions (SPR?) can convert external edges into internal ones and vice versa, so can’t just make internal edge list at the start and rely on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Woodhams</meta:initial-creator>
    <meta:creation-date>2009-09-23T14:55:37</meta:creation-date>
    <dc:date>2009-09-24T13:18:07</dc:date>
    <dc:creator>Michael Woodhams</dc:creator>
    <meta:editing-duration>PT22H16M09S</meta:editing-duration>
    <meta:editing-cycles>3</meta:editing-cycles>
    <meta:generator>OpenOffice.org/3.0$Linux OpenOffice.org_project/300m15$Build-9379</meta:generator>
    <meta:printed-by>Michael Woodhams</meta:printed-by>
    <meta:print-date>2009-09-23T15:06:00</meta:print-date>
    <meta:document-statistic meta:table-count="0" meta:image-count="0" meta:object-count="0" meta:page-count="3" meta:paragraph-count="48" meta:word-count="408" meta:character-count="3355"/>
    <meta:user-defined meta:name="Info 1"/>
    <meta:user-defined meta:name="Info 2"/>
    <meta:user-defined meta:name="Info 3"/>
    <meta:user-defined meta:name="Info 4"/>
  </office:meta>
</office:document-meta>
</file>